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92d2f"/>
    </style:style>
    <style:style style:name="P2" style:family="paragraph" style:parent-style-name="Standard">
      <style:paragraph-properties fo:text-align="justify" style:justify-single-word="false"/>
      <style:text-properties officeooo:rsid="00092d2f" officeooo:paragraph-rsid="0027ff51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5e23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48e0" officeooo:paragraph-rsid="001e97f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1327a1" officeooo:paragraph-rsid="00167b7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fo:font-weight="normal" officeooo:rsid="001548e0" officeooo:paragraph-rsid="001e97f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ff0000" loext:opacity="100%" fo:font-weight="normal" officeooo:rsid="0021d601" officeooo:paragraph-rsid="0021d60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ff0000" loext:opacity="100%" fo:font-weight="normal" officeooo:rsid="0021d601" officeooo:paragraph-rsid="0026be1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ff0000" loext:opacity="100%" fo:font-weight="normal" officeooo:rsid="0021d601" officeooo:paragraph-rsid="0021d601" fo:background-color="#ffff00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ff0000" loext:opacity="100%" fo:font-weight="normal" officeooo:rsid="0021d601" officeooo:paragraph-rsid="0021d601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ff0000" loext:opacity="100%" fo:font-weight="bold" officeooo:rsid="0021d601" officeooo:paragraph-rsid="0026be10" fo:background-color="#ffff0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ff0000" loext:opacity="100%" fo:font-weight="bold" officeooo:rsid="0029e150" officeooo:paragraph-rsid="0029e150" fo:background-color="#ffff00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0000" loext:opacity="100%" fo:font-weight="bold" officeooo:rsid="00293c45" officeooo:paragraph-rsid="0027ff51" fo:background-color="#ffff0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0000" loext:opacity="100%" fo:font-weight="bold" officeooo:rsid="00092d2f" fo:background-color="#ffff00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ea3df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fo:font-weight="bold" officeooo:rsid="0021d601" officeooo:paragraph-rsid="0021d601" fo:background-color="transparen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fo:font-weight="bold" officeooo:rsid="00272dcf" officeooo:paragraph-rsid="00272dcf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rsid="0023c389" officeooo:paragraph-rsid="0023c389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fo:font-weight="normal" officeooo:rsid="0026be10" officeooo:paragraph-rsid="0026be1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fo:font-weight="normal" officeooo:rsid="0029e150" officeooo:paragraph-rsid="0029e150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29e150" officeooo:paragraph-rsid="0029e150" fo:background-color="transparent" style:font-weight-asian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fo:font-weight="bold" officeooo:rsid="0029e150" officeooo:paragraph-rsid="0029e150" fo:background-color="transparent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93c45" officeooo:paragraph-rsid="0027ff51" style:font-weight-asian="bold"/>
    </style:style>
    <style:style style:name="P25" style:family="paragraph" style:parent-style-name="Standard" style:list-style-name="WWNum1">
      <style:paragraph-properties fo:text-align="justify" style:justify-single-word="false" style:writing-mode="lr-tb"/>
      <style:text-properties fo:color="#000000" loext:opacity="100%" officeooo:paragraph-rsid="0015e23d"/>
    </style:style>
    <style:style style:name="P26" style:family="paragraph" style:parent-style-name="Standard" style:list-style-name="WWNum1">
      <style:paragraph-properties fo:text-align="justify" style:justify-single-word="false" style:writing-mode="lr-tb"/>
      <style:text-properties officeooo:paragraph-rsid="0015e23d"/>
    </style:style>
    <style:style style:name="P27" style:family="paragraph" style:parent-style-name="Standard" style:list-style-name="WWNum1">
      <style:paragraph-properties fo:text-align="start" style:justify-single-word="false" style:writing-mode="lr-tb"/>
      <style:text-properties officeooo:paragraph-rsid="0015e23d"/>
    </style:style>
    <style:style style:name="P28" style:family="paragraph" style:parent-style-name="Standard" style:list-style-name="WWNum1">
      <style:paragraph-properties fo:text-align="start" style:justify-single-word="false" style:writing-mode="lr-tb"/>
      <style:text-properties officeooo:paragraph-rsid="002169c4"/>
    </style:style>
    <style:style style:name="P29" style:family="paragraph" style:parent-style-name="Standard" style:list-style-name="WWNum1">
      <style:paragraph-properties fo:text-align="start" style:justify-single-word="false" style:writing-mode="lr-tb"/>
      <style:text-properties fo:font-weight="bold" officeooo:paragraph-rsid="002169c4" style:font-weight-asian="bold" style:font-weight-complex="bold"/>
    </style:style>
    <style:style style:name="P30" style:family="paragraph" style:parent-style-name="Standard" style:list-style-name="WWNum1">
      <style:paragraph-properties fo:text-align="start" style:justify-single-word="false" style:writing-mode="lr-tb"/>
      <style:text-properties fo:font-weight="bold" officeooo:rsid="001327a1" officeooo:paragraph-rsid="002169c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2dcf" style:font-weight-asian="bold" style:font-weight-complex="bold"/>
    </style:style>
    <style:style style:name="T3" style:family="text">
      <style:text-properties fo:font-weight="bold" officeooo:rsid="002fa701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272dcf" fo:background-color="#ffff00" loext:char-shading-value="0"/>
    </style:style>
    <style:style style:name="T8" style:family="text">
      <style:text-properties officeooo:rsid="00167b7d"/>
    </style:style>
    <style:style style:name="T9" style:family="text">
      <style:text-properties officeooo:rsid="002169c4"/>
    </style:style>
    <style:style style:name="T10" style:family="text">
      <style:text-properties officeooo:rsid="0015e23d"/>
    </style:style>
    <style:style style:name="T11" style:family="text">
      <style:text-properties officeooo:rsid="00239adf"/>
    </style:style>
    <style:style style:name="T12" style:family="text">
      <style:text-properties officeooo:rsid="00272dcf"/>
    </style:style>
    <style:style style:name="T13" style:family="text">
      <style:text-properties fo:color="#ff0000" loext:opacity="100%" fo:background-color="#ffff00" loext:char-shading-value="0" style:font-weight-complex="bold"/>
    </style:style>
    <style:style style:name="T14" style:family="text">
      <style:text-properties fo:color="#ff0000" loext:opacity="100%" officeooo:rsid="0027ff51" fo:background-color="#ffff00" loext:char-shading-value="0" style:font-weight-complex="bold"/>
    </style:style>
    <style:style style:name="T15" style:family="text">
      <style:text-properties officeooo:rsid="002cf993"/>
    </style:style>
    <style:style style:name="T16" style:family="text">
      <style:text-properties officeooo:rsid="002fa701"/>
    </style:style>
    <style:style style:name="T17" style:family="text">
      <style:text-properties officeooo:rsid="002fb6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NETHERLANDS</text:p>
      <text:p text:style-name="P6"/>
      <text:p text:style-name="P5"><text:s/><text:span text:style-name="T11">Zhong</text:span><text:span text:style-name="T9"> </text:span>et al., 20<text:span text:style-name="T9">1</text:span><text:span text:style-name="T11">9</text:span>. PRJ<text:span text:style-name="T11">EB26795</text:span><text:span text:style-name="T1">:</text:span></text:p>
      <text:p text:style-name="P3"/>
      <text:list xml:id="list2444175081" text:style-name="WWNum1">
        <text:list-item>
          <text:p text:style-name="P25"><text:span text:style-name="T4">Reference</text:span>: Zhong, H., Penders, J., Shi, Z., Ren, H., Cai, K., Fang, C., ... &amp; Kristiansen, K. (2019). Impact of early events and lifestyle on the gut microbiota and metabolic phenotypes in young school-age children. Microbiome, 7(1), 1-14. <text:a xlink:type="simple" xlink:href="https://doi.org/10.1186/s40168-018-0608-z" text:style-name="Internet_20_link" text:visited-style-name="Visited_20_Internet_20_Link">https://doi.org/10.1186/s40168-018-0608-z</text:a></text:p>
          <text:p text:style-name="P26"/>
        </text:list-item>
        <text:list-item>
          <text:p text:style-name="P27"><text:span text:style-name="T4">Description</text:span>: </text:p>
          <text:list>
            <text:list-item>
              <text:p text:style-name="P27"><text:span text:style-name="T1">Tipo Dataset</text:span>: Poblacional.</text:p>
            </text:list-item>
            <text:list-item>
              <text:p text:style-name="P27"><text:span text:style-name="T1">Estado Individuos</text:span>: <text:span text:style-name="T8">Healthy.</text:span></text:p>
            </text:list-item>
            <text:list-item>
              <text:p text:style-name="P27"><text:span text:style-name="T1">Antes Filtros</text:span>:</text:p>
              <text:list>
                <text:list-item>
                  <text:p text:style-name="P27"><text:span text:style-name="T1">N.º Muestras=Nº Individuos</text:span>: Si (<text:span text:style-name="T12">572 </text:span>muestras/ <text:span text:style-name="T12">281 </text:span>individuos).</text:p>
                </text:list-item>
                <text:list-item>
                  <text:p text:style-name="P27"><text:span text:style-name="T5">N.º FASTQs=N.º SampleAccessions</text:span>: Si (<text:span text:style-name="T12">286 </text:span>PAIRED - <text:span text:style-name="T12">286 SINGLE</text:span>/ <text:s/><text:span text:style-name="T12">281 </text:span>SampleAccessions).</text:p>
                </text:list-item>
              </text:list>
            </text:list-item>
            <text:list-item>
              <text:p text:style-name="P29">Después Filtros <text:span text:style-name="T10">(</text:span><text:span text:style-name="T7">Filtrar por las SINGLE</text:span><text:span text:style-name="T10">)</text:span>:</text:p>
              <text:list>
                <text:list-item>
                  <text:p text:style-name="P28"><text:span text:style-name="T1">N.º Muestras=Nº Individuos</text:span>: Si (<text:span text:style-name="T16">279</text:span> muestras/ <text:span text:style-name="T16">279</text:span> individuos).</text:p>
                </text:list-item>
                <text:list-item>
                  <text:p text:style-name="P28"><text:span text:style-name="T5">N.º FASTQs=N.º SampleAccessions</text:span><text:span text:style-name="T1">: Si (</text:span><text:span text:style-name="T3">282</text:span><text:span text:style-name="T1"> PAIRED/ </text:span><text:span text:style-name="T3">279</text:span><text:span text:style-name="T2"> </text:span><text:span text:style-name="T1">SampleAccessions).</text:span></text:p>
                </text:list-item>
              </text:list>
            </text:list-item>
            <text:list-item>
              <text:p text:style-name="P30">Particularidades Procesado: No. </text:p>
            </text:list-item>
          </text:list>
        </text:list-item>
      </text:list>
      <text:p text:style-name="P16"/>
      <text:p text:style-name="P19">No hay metadatos ni en R ni en la web para poder relacionarlo con ENA. <text:span text:style-name="T12">Pero en la publicación decían que eran niños sanos, por lo que tenemos información suficiente para rellenar los metadatos finales.</text:span></text:p>
      <text:p text:style-name="P19"/>
      <text:p text:style-name="P20">Había 5 muestras que teníamos sospecha de que eran réplicas técnicas, pero <text:span text:style-name="T12">después de comprobar los conteos de las reads antes y después de filtros llegamos a la conclusión de </text:span>trata<text:span text:style-name="T12">rlas</text:span> como muestras por únicas, <text:span text:style-name="T17">como si las hubieran secuenciado en diferentes runs</text:span>.</text:p>
      <text:p text:style-name="P9"/>
      <text:p text:style-name="P9">- Number of run_accessions per sample in this "sample_accession" group: 2</text:p>
      <text:p text:style-name="P9">- Total number of samples in this group: 5</text:p>
      <text:p text:style-name="P12">SAMEA4810934, SAMEA4813769, SAMEA4813855, SAMEA4813874, SAMEA4813957</text:p>
      <text:p text:style-name="P2"/>
      <text:p text:style-name="P24"><text:span text:style-name="T14">P</text:span><text:span text:style-name="T13">OR LO QUE HABRÍA QUE JUNTAR LOS FASTQS </text:span><text:span text:style-name="T14">DE ESAS MUESTRAS</text:span><text:span text:style-name="T13">.</text:span></text:p>
      <text:p text:style-name="P14"/>
      <text:p text:style-name="P23">Durante el procesado se observ<text:span text:style-name="T15">aron</text:span> <text:span text:style-name="T15">unas </text:span>muestra<text:span text:style-name="T15">s cuyas</text:span> calidad<text:span text:style-name="T15">es y</text:span> longitud<text:span text:style-name="T15">es</text:span> de la secuencia no coincidían, por lo que tuvimos que descartarla<text:span text:style-name="T15">s</text:span>.</text:p>
      <text:p text:style-name="P22"/>
      <text:p text:style-name="P22">Error_report:</text:p>
      <text:p text:style-name="P21"/>
      <text:p text:style-name="P21">Processing Sample...</text:p>
      <text:p text:style-name="P13">SAMEA4813915</text:p>
      <text:p text:style-name="P21">Detecting adapter sequence for read1...</text:p>
      <text:p text:style-name="P21">No adapter detected for read1</text:p>
      <text:p text:style-name="P21"/>
      <text:p text:style-name="P21">Detecting adapter sequence for read2...</text:p>
      <text:p text:style-name="P21">No adapter detected for read2</text:p>
      <text:p text:style-name="P21"/>
      <text:p text:style-name="P21">ERROR: sequence and quality have different length:</text:p>
      <text:p text:style-name="P21">@ERR3003498.20059001 FCC5FV9ACXX:7:2211:12848:95701#AAGATCGG/2</text:p>
      <text:p text:style-name="P21">GCGGATTGTTTCCAGCACGATTTCCTTCAGTGCCACTTCCCGGATATAGTGAGCGCTACACACTTCTGCCCCGTCCTTCTTGTAGGTGCGGCA</text:p>
      <text:p text:style-name="P21"><text:soft-page-break/>+</text:p>
      <text:p text:style-name="P21">FHHHHHJJIIJJJJIIJJJJJJJJJIJIIJIHIIIJJJJJJJJJJJJJIIJJHHHFFDDDEEDDDDDDDDDDD@BDDDDDDDCCDDDDDDDDDDDF3DGI@FGGHGHGGBAATAAGCAACCCAGAGGGCGAGA+TATAGTGGAC</text:p>
      <text:p text:style-name="P21"/>
      <text:p text:style-name="P21">WARNNIG: different read numbers of the 20059 pack</text:p>
      <text:p text:style-name="P21">Read1 pack size: 1000</text:p>
      <text:p text:style-name="P21">Read2 pack size: 0</text:p>
      <text:p text:style-name="P1"/>
      <text:p text:style-name="P1">Processing Sample...</text:p>
      <text:p text:style-name="P15">SAMEA4813948</text:p>
      <text:p text:style-name="P1">Detecting adapter sequence for read1...</text:p>
      <text:p text:style-name="P1">No adapter detected for read1</text:p>
      <text:p text:style-name="P1"/>
      <text:p text:style-name="P1">Detecting adapter sequence for read2...</text:p>
      <text:p text:style-name="P1">No adapter detected for read2</text:p>
      <text:p text:style-name="P1"/>
      <text:p text:style-name="P1">ERROR: sequence and quality have different length:</text:p>
      <text:p text:style-name="P1">@ERR3003915.10072179 FCC5G00ACXX:7:2101:15394:192/CCTGCTCDDDDDDC:ACD</text:p>
      <text:p text:style-name="P1">@ETGAAAAGGGCTTCACACCTTGT</text:p>
      <text:p text:style-name="P1">GTACTGCC5G00ACXXT</text:p>
      <text:p text:style-name="P1">+</text:p>
      <text:p text:style-name="P1"/>
      <text:p text:style-name="P1">WARNNIG: different read numbers of the 10055 pack</text:p>
      <text:p text:style-name="P1">Read1 pack size: 178</text:p>
      <text:p text:style-name="P1">Read2 pack size: 1000</text:p>
      <text:p text:style-name="P1"/>
      <text:p text:style-name="P1"/>
      <text:p text:style-name="P4"><text:span text:style-name="T6">Script CHECK</text:span>:</text:p>
      <text:p text:style-name="P4"/>
      <text:p text:style-name="P17">Run Stats Pre-filter:</text:p>
      <text:p text:style-name="P11"/>
      <text:p text:style-name="P11">1) Number of run_accessions: 572</text:p>
      <text:p text:style-name="P11">2) Number of unique sample_accessions: 281</text:p>
      <text:p text:style-name="P11">3) Number of unique sample_aliases: 281</text:p>
      <text:p text:style-name="P11">4) Appearances per scientific_name(tax_id):</text:p>
      <text:p text:style-name="P11"><text:s text:c="15"/>unique_values <text:s/>counts</text:p>
      <text:p text:style-name="P11">human gut metagenome(408170) <text:s text:c="4"/>572</text:p>
      <text:p text:style-name="P11">5) Appearances per instrument_model(instrument_platform):</text:p>
      <text:p text:style-name="P11"><text:s text:c="16"/>unique_values <text:s/>counts</text:p>
      <text:p text:style-name="P11">Illumina HiSeq 2000(ILLUMINA) <text:s text:c="4"/>572</text:p>
      <text:p text:style-name="P11">6) Appearances per library_layout:</text:p>
      <text:p text:style-name="P11">unique_values <text:s/>counts</text:p>
      <text:p text:style-name="P11"><text:s text:c="7"/>PAIRED <text:s text:c="4"/>286</text:p>
      <text:p text:style-name="P11"><text:s text:c="7"/>SINGLE <text:s text:c="4"/>286</text:p>
      <text:p text:style-name="P11">7) Appearances per library_strategy+library_source:</text:p>
      <text:p text:style-name="P11"><text:s text:c="2"/>unique_values <text:s/>counts</text:p>
      <text:p text:style-name="P10">WGS+METAGENOMIC <text:s text:c="4"/>572</text:p>
      <text:p text:style-name="P7"/>
      <text:p text:style-name="P7"/>
      <text:p text:style-name="P17">Run Stats Post-filter:</text:p>
      <text:p text:style-name="P11"/>
      <text:p text:style-name="P11"><text:soft-page-break/>1) Number of run_accessions: 286</text:p>
      <text:p text:style-name="P11">2) Number of unique sample_accessions: 281</text:p>
      <text:p text:style-name="P11">3) Number of unique sample_aliases: 281</text:p>
      <text:p text:style-name="P11">4) Appearances per scientific_name(tax_id):</text:p>
      <text:p text:style-name="P11"><text:s text:c="15"/>unique_values <text:s/>counts</text:p>
      <text:p text:style-name="P11">human gut metagenome(408170) <text:s text:c="4"/>286</text:p>
      <text:p text:style-name="P11">5) Appearances per instrument_model(instrument_platform):</text:p>
      <text:p text:style-name="P11"><text:s text:c="16"/>unique_values <text:s/>counts</text:p>
      <text:p text:style-name="P11">Illumina HiSeq 2000(ILLUMINA) <text:s text:c="4"/>286</text:p>
      <text:p text:style-name="P11">6) Appearances per library_layout:</text:p>
      <text:p text:style-name="P11">unique_values <text:s/>counts</text:p>
      <text:p text:style-name="P11"><text:s text:c="7"/>PAIRED <text:s text:c="4"/>286</text:p>
      <text:p text:style-name="P11">7) Appearances per library_strategy+library_source:</text:p>
      <text:p text:style-name="P11"><text:s text:c="2"/>unique_values <text:s/>counts</text:p>
      <text:p text:style-name="P10">WGS+METAGENOMIC <text:s text:c="4"/>286</text:p>
      <text:p text:style-name="P8"/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0:03:48.262176045</meta:creation-date>
    <meta:generator>LibreOffice/7.3.7.2$Linux_X86_64 LibreOffice_project/30$Build-2</meta:generator>
    <dc:date>2023-05-25T00:13:58.820010959</dc:date>
    <meta:editing-duration>PT11H11M12S</meta:editing-duration>
    <meta:editing-cycles>25</meta:editing-cycles>
    <meta:document-statistic meta:table-count="0" meta:image-count="0" meta:object-count="0" meta:page-count="3" meta:paragraph-count="84" meta:word-count="465" meta:character-count="3797" meta:non-whitespace-character-count="3292"/>
  </office:meta>
</office:document-meta>
</file>